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, 'new athena unicode', athena, gentium, code2000, serif"/>
    <style:font-face style:name="Calibri" svg:font-family="Calibri" style:font-family-generic="swiss"/>
    <style:font-face style:name="Noto Sans Devanagari1" svg:font-family="'Noto Sans Devanagari'" style:font-family-generic="swiss"/>
    <style:font-face style:name="PT Sans" svg:font-family="'PT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635cm" fo:margin-right="0cm" fo:text-align="center" style:justify-single-word="false" fo:text-indent="-0.635cm" style:auto-text-indent="false" style:page-number="auto"/>
    </style:style>
    <style:style style:name="P2" style:family="paragraph" style:parent-style-name="Standard">
      <style:text-properties officeooo:paragraph-rsid="001e93ba"/>
    </style:style>
    <style:style style:name="P3" style:family="paragraph" style:parent-style-name="Standard">
      <style:text-properties fo:font-size="12pt" officeooo:paragraph-rsid="001e93ba" style:font-size-asian="12pt" style:font-size-complex="12pt"/>
    </style:style>
    <style:style style:name="P4" style:family="paragraph" style:parent-style-name="Standard">
      <style:text-properties officeooo:paragraph-rsid="00242320"/>
    </style:style>
    <style:style style:name="P5" style:family="paragraph" style:parent-style-name="Standard">
      <style:text-properties officeooo:paragraph-rsid="0013c188"/>
    </style:style>
    <style:style style:name="P6" style:family="paragraph" style:parent-style-name="Standard">
      <style:text-properties officeooo:paragraph-rsid="00262d1e"/>
    </style:style>
    <style:style style:name="P7" style:family="paragraph" style:parent-style-name="Standard">
      <style:text-properties officeooo:rsid="00297ccb" officeooo:paragraph-rsid="00297ccb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d3570" style:font-size-asian="13pt" style:font-weight-asian="bold" style:font-size-complex="13pt" style:font-weight-complex="bold"/>
    </style:style>
    <style:style style:name="T3" style:family="text">
      <style:text-properties fo:font-size="12pt" fo:font-weight="bold" officeooo:rsid="000fca6e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font-weight="bold" officeooo:rsid="00262d1e" style:font-size-asian="12pt" style:font-weight-asian="bold" style:font-name-complex="Calibri1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e93ba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42320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02672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7fca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ead56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0fca6e" style:font-size-asian="12pt" style:font-name-complex="Calibri1" style:font-size-complex="12pt"/>
    </style:style>
    <style:style style:name="T12" style:family="text">
      <style:text-properties fo:font-size="12pt" fo:font-weight="bold" officeooo:rsid="00262d1e" style:font-size-asian="12pt" style:font-name-complex="Calibri1" style:font-size-complex="12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12pt" fo:font-weight="bold" officeooo:rsid="001e93ba" style:font-size-asian="12pt" style:font-size-complex="12pt"/>
    </style:style>
    <style:style style:name="T15" style:family="text">
      <style:text-properties fo:font-size="12pt" fo:font-weight="bold" officeooo:rsid="001ead56" style:font-size-asian="12pt" style:font-size-complex="12pt"/>
    </style:style>
    <style:style style:name="T16" style:family="text">
      <style:text-properties fo:font-size="12pt" fo:font-weight="bold" officeooo:rsid="0027fca0" style:font-size-asian="12pt" style:font-size-complex="12pt"/>
    </style:style>
    <style:style style:name="T17" style:family="text">
      <style:text-properties fo:font-size="12pt" fo:font-weight="bold" officeooo:rsid="00295790" style:font-size-asian="12pt" style:font-size-complex="12pt"/>
    </style:style>
    <style:style style:name="T18" style:family="text">
      <style:text-properties fo:font-size="12pt" fo:font-weight="bold" officeooo:rsid="00297ccb" style:font-size-asian="12pt" style:font-size-complex="12pt"/>
    </style:style>
    <style:style style:name="T19" style:family="text">
      <style:text-properties fo:font-size="12pt" style:font-size-asian="12pt" style:font-name-complex="Calibri1" style:font-size-complex="12pt"/>
    </style:style>
    <style:style style:name="T20" style:family="text">
      <style:text-properties fo:font-size="12pt" officeooo:rsid="000fca6e" style:font-size-asian="12pt" style:font-name-complex="Calibri1" style:font-size-complex="12pt"/>
    </style:style>
    <style:style style:name="T21" style:family="text">
      <style:text-properties fo:font-size="12pt" officeooo:rsid="00262d1e" style:font-size-asian="12pt" style:font-name-complex="Calibri1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e93ba" style:font-size-asian="12pt" style:font-size-complex="12pt"/>
    </style:style>
    <style:style style:name="T24" style:family="text">
      <style:text-properties fo:font-size="12pt" officeooo:rsid="00242320" style:font-size-asian="12pt" style:font-size-complex="12pt"/>
    </style:style>
    <style:style style:name="T25" style:family="text">
      <style:text-properties fo:font-size="12pt" fo:language="en" fo:country="US" fo:font-style="italic" style:font-size-asian="12pt" style:font-size-complex="12pt"/>
    </style:style>
    <style:style style:name="T26" style:family="text">
      <style:text-properties fo:font-size="12pt" fo:language="en" fo:country="US" fo:font-style="italic" officeooo:rsid="001e93ba" style:font-size-asian="12pt" style:font-size-complex="12pt"/>
    </style:style>
    <style:style style:name="T27" style:family="text">
      <style:text-properties fo:font-size="12pt" fo:language="en" fo:country="US" fo:font-style="italic" officeooo:rsid="00216e2c" style:font-size-asian="12pt" style:font-size-complex="12pt"/>
    </style:style>
    <style:style style:name="T28" style:family="text">
      <style:text-properties fo:font-size="12pt" fo:language="en" fo:country="US" fo:font-style="italic" officeooo:rsid="00242320" style:font-size-asian="12pt" style:font-size-complex="12pt"/>
    </style:style>
    <style:style style:name="T29" style:family="text">
      <style:text-properties fo:font-size="12pt" fo:language="en" fo:country="US" fo:font-style="italic" fo:font-weight="bold" style:font-size-asian="12pt" style:font-weight-asian="bold" style:font-size-complex="12pt" style:font-weight-complex="bold"/>
    </style:style>
    <style:style style:name="T30" style:family="text">
      <style:text-properties fo:font-size="12pt" fo:language="en" fo:country="US" fo:font-style="italic" fo:font-weight="bold" officeooo:rsid="002573d8" style:font-size-asian="12pt" style:font-weight-asian="bold" style:font-size-complex="12pt" style:font-weight-complex="bold"/>
    </style:style>
    <style:style style:name="T31" style:family="text">
      <style:text-properties fo:font-size="12pt" fo:language="en" fo:country="US" fo:font-style="italic" fo:font-weight="bold" officeooo:rsid="001e93ba" style:font-size-asian="12pt" style:font-weight-asian="bold" style:font-size-complex="12pt" style:font-weight-complex="bold"/>
    </style:style>
    <style:style style:name="T32" style:family="text">
      <style:text-properties fo:font-size="12pt" fo:language="en" fo:country="US" fo:font-style="italic" fo:font-weight="bold" officeooo:rsid="00216e2c" style:font-size-asian="12pt" style:font-weight-asian="bold" style:font-size-complex="12pt" style:font-weight-complex="bold"/>
    </style:style>
    <style:style style:name="T33" style:family="text">
      <style:text-properties fo:font-size="12pt" fo:language="en" fo:country="US" fo:font-style="italic" fo:font-weight="bold" officeooo:rsid="00242320" style:font-size-asian="12pt" style:font-weight-asian="bold" style:font-size-complex="12pt" style:font-weight-complex="bold"/>
    </style:style>
    <style:style style:name="T34" style:family="text">
      <style:text-properties fo:font-size="12pt" fo:language="en" fo:country="US" fo:font-style="italic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language="en" fo:country="US" fo:font-style="italic" fo:font-weight="normal" officeooo:rsid="002573d8" style:font-size-asian="12pt" style:font-weight-asian="normal" style:font-size-complex="12pt" style:font-weight-complex="normal"/>
    </style:style>
    <style:style style:name="T36" style:family="text">
      <style:text-properties fo:font-size="12pt" fo:font-style="italic" officeooo:rsid="000fca6e" style:font-size-asian="12pt" style:font-name-complex="Calibri1" style:font-size-complex="12pt"/>
    </style:style>
    <style:style style:name="T37" style:family="text">
      <style:text-properties fo:font-size="12pt" fo:font-style="italic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38" style:family="text">
      <style:text-properties fo:font-size="12pt" fo:font-weight="normal" officeooo:rsid="00262d1e" style:font-size-asian="12pt" style:font-weight-asian="normal" style:font-name-complex="Calibri1" style:font-size-complex="12pt" style:font-weight-complex="normal"/>
    </style:style>
    <style:style style:name="T39" style:family="text">
      <style:text-properties fo:font-size="12pt" fo:font-weight="normal" officeooo:rsid="000fca6e" style:font-size-asian="12pt" style:font-weight-asian="normal" style:font-name-complex="Calibri1" style:font-size-complex="12pt" style:font-weight-complex="normal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ead5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02672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27fca0" style:font-size-asian="12pt" style:font-weight-asian="normal" style:font-size-complex="12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24aca" style:font-weight-asian="bold" style:font-weight-complex="bold"/>
    </style:style>
    <style:style style:name="T46" style:family="text">
      <style:text-properties officeooo:rsid="00224a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Ключевые термины по теме «</text:span><text:span text:style-name="T2">Речевая аналитика</text:span><text:span text:style-name="T1">»</text:span></text:p>
      <text:p text:style-name="Standard"><text:span text:style-name="T13">Голосовой поиск </text:span><text:span text:style-name="T5"><text:s/></text:span><text:span text:style-name="T10">(voice search) </text:span><text:span text:style-name="T22">— технология распознавания речи, позволяющая осуществлять перевод речевого запроса пользователя в текстовый вид, который затем передается в стандартную систему поиска по базе данных. </text:span></text:p>
      <text:p text:style-name="Standard"><text:span text:style-name="T13">Распознавание речи</text:span><text:span text:style-name="T5"> </text:span><text:span text:style-name="T10">(speech recognition)</text:span><text:span text:style-name="T40"> </text:span><text:span text:style-name="T22">— автоматический процесс преобразования речевого сигнала в цифровую информацию (например, текстовые данные). Обратной задачей является синтез речи.</text:span></text:p>
      <text:p text:style-name="Standard"><text:span text:style-name="T13">Синтез речи </text:span><text:span text:style-name="T18">(speech synthesis) </text:span><text:span text:style-name="T22">— в широком смысле — восстановление формы речевого сигнала по его параметрам; в узком смысле — формирование речевого сигнала по печатному тексту. Часть искусственного интеллекта. </text:span></text:p>
      <text:p text:style-name="P7"><text:span text:style-name="T22">[ИСТОЧНИК: Б.М. Лобанов, Л.И. Цирульник «Компьютерный синтез и клонирование речи». — Минск, «Белорусская Наука», 2008]</text:span></text:p>
      <text:p text:style-name="Standard"><text:span text:style-name="T13">Спектрограмма</text:span><text:span text:style-name="T22"> / </text:span><text:span text:style-name="T13">сонограмма </text:span><text:span text:style-name="T9">(spectogram) </text:span><text:span text:style-name="T22">— изображение, показывающее зависимость спектральной плотности мощности сигнала от времени. Спектрограммы применяются для идентификации речи, анализа звуков животных, в различных областях музыки, радио- и гидролокации, обработке речи, сейсмологии и в других областях.</text:span></text:p>
      <text:p text:style-name="Standard"><text:span text:style-name="T13">Диаризация / разделение дикторов </text:span><text:span text:style-name="T17">(speaker diarisation) </text:span><text:span text:style-name="T22">— процесс разделения входящего аудиопотока на однородные сегменты в соответствии с принадлежностью аудиопотока тому или иному говорящему. Диаризация повышает качество текстов при автоматическом транскрибировании, а также может использоваться совместно с системой распознавания речи, значительно её улучшая. Диаризация используется для ответа на вопрос «Кто сейчас говорит?». Диаризация является сочетанием методов сегментации и кластеризации дикторов. Первый направлен на поиск точек смены диктора, второй — на группирование выделенных в речи диктора речевых сегментов. </text:span></text:p>
      <text:p text:style-name="P2"><text:span text:style-name="T16">Д</text:span><text:span text:style-name="T14">искурсивные слова / дискурсивы </text:span><text:span text:style-name="T8">(filler words)</text:span><text:span text:style-name="T6"> </text:span><text:span text:style-name="T23">— слова, которые отражают не столько отношения между элементами описываемого в высказывании фрагмента действительности, сколько отношения между элементами структуры диалога или монолога, т.е. не несущие смысловой нагрузки слова, характерные для спонтаной, неподготовленной речи. В качестве дискурсивов могут выступать как служебные части речи («типа», «как бы», «итак», «короче», «таки», «ну..», «вот») так и существительные («правда») или словосочетания («на самом деле», «в общем»). </text:span></text:p>
      <text:p text:style-name="P2"><text:span text:style-name="T14">Фильтр с конечной импульсной характеристикой</text:span><text:span text:style-name="T23"> </text:span><text:span text:style-name="T6">(</text:span><text:span text:style-name="T31">finite impulse response </text:span><text:span text:style-name="T32">filter, FIR filter</text:span><text:span text:style-name="T6">) </text:span><text:span text:style-name="T23">— один из видов линейных цифровых фильтров, характерной особенностью которого является ограниченность по времени его импульсной характеристики (с какого-то момента времени она становится точно равной нулю). Такой фильтр называют ещё нерекурсивным из-за отсутствия обратной связи. Знаменатель передаточной функции такого фильтра — константа.</text:span></text:p>
      <text:p text:style-name="P4"><text:span text:style-name="T14">Фильтр с бесконечной импульсно</text:span><text:span text:style-name="T6">й характеристикой </text:span><text:span text:style-name="T7">(infinite</text:span><text:span text:style-name="T31"> impulse response </text:span><text:span text:style-name="T32">filter, </text:span><text:span text:style-name="T33">I</text:span><text:span text:style-name="T32">IR filter</text:span><text:span text:style-name="T33">)</text:span><text:span text:style-name="T28"> </text:span><text:span text:style-name="T23">— линейный электронный фильтр, использующий один или более своих выходов в качестве входа, то есть образующий обратную связь. Основным свойством таких фильтров является то, что их импульсная переходная характеристика имеет бесконечную длину во </text:span><text:soft-page-break/><text:span text:style-name="T23">временной области, а передаточная функция имеет дробно-рациональный вид. Такие фильтры могут быть как аналоговыми, так и цифровыми. </text:span></text:p>
      <text:p text:style-name="P3"><text:span text:style-name="T44">Аллофон (</text:span><text:span text:style-name="T45">allophone</text:span><text:span text:style-name="T44">) </text:span>— реализация фонемы, её вариант, обусловленный конкретным фонетическим окружением. Совокупность всех возможных позиций, в которых встречаются аллофоны одной фонемы, называется дистрибуцией фонемы. Носители языка хорошо распознают фонемы, то есть смыслоразличительные единицы языка, и не всегда в состоянии распознать отдельные аллофоны одной фонемы. Фонемы в сознании говорящих обычно представлены основными аллофонами.</text:p>
      <text:p text:style-name="P2"><text:span text:style-name="T13">Метод максимального правдоподобия</text:span><text:span text:style-name="T5"> / </text:span><text:span text:style-name="T13">метод наибольшего правдоподо</text:span><text:span text:style-name="T5">бия (</text:span><text:span text:style-name="T30">m</text:span><text:span text:style-name="T29">aximum likelihood estimation</text:span><text:span text:style-name="T30">, MLE</text:span><text:span text:style-name="T5">) </text:span><text:span text:style-name="T22">в математической статистике — это метод оценивания неизвестного параметра путём максимизации функции правдоподобия. Основан на предположении о том, что вся информация о статистической выборке содержится в функции правдоподобия. Метод максимального правдоподобия был проанализирован, рекомендован и значительно популяризирован Р. Фишером между 1912 и 1922 годами (хотя ранее он был использован Гауссом, Лапласом и другими).</text:span></text:p>
      <text:p text:style-name="P5"><text:span text:style-name="T20">[ИСТОЧНИК: </text:span><text:span text:style-name="T19"><text:s/></text:span><text:span text:style-name="T36"><text:s/>Фишер — 1912 г. Математический энциклопедический словарь, М.: Советская энциклопедия, 1988</text:span><text:span text:style-name="T20">]</text:span></text:p>
      <text:p text:style-name="P5"><text:span text:style-name="T11">Фонема</text:span><text:span text:style-name="T20"> </text:span><text:span text:style-name="T3">(</text:span><text:span text:style-name="T4">phoneme</text:span><text:span text:style-name="T3">) </text:span><text:span text:style-name="T20">— минимальная смыслоразличительная единица языка. Фонема не имеет самостоятельного лексического или грамматического значения, но служит для различения и отождествления значимых единиц языка (морфем и слов).</text:span></text:p>
      <text:p text:style-name="P5"><text:span text:style-name="T3">Высота звука </text:span><text:span text:style-name="T4">(pitch)</text:span><text:span text:style-name="T3"> </text:span><text:span text:style-name="T20">— свойство звука, определяемое человеком на слух и зависящее в основном от частоты звука, то есть от числа колебаний среды (обычно воздуха) в секунду, которые воздействуют на барабанную перепонку человека. С увеличением частоты колебаний растёт высота звука. В первом приближении субъективная высота звука пропорциональна логарифму частоты — согласно закону Вебера-Фехнера. </text:span></text:p>
      <text:p text:style-name="P6"><text:span text:style-name="T20">[ИСТОЧНИК: <text:s/></text:span><text:span text:style-name="T36"><text:s/>Музыкальная энциклопедия, 1973</text:span><text:span text:style-name="T20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" svg:font-family="'palatino linotype', 'new athena unicode', athena, gentium, code2000, serif"/>
    <style:font-face style:name="Calibri" svg:font-family="Calibri" style:font-family-generic="swiss"/>
    <style:font-face style:name="Noto Sans Devanagari1" svg:font-family="'Noto Sans Devanagari'" style:font-family-generic="swiss"/>
    <style:font-face style:name="PT Sans" svg:font-family="'PT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723@outlook.com</meta:initial-creator>
    <meta:editing-cycles>29</meta:editing-cycles>
    <meta:creation-date>2020-12-04T09:32:00</meta:creation-date>
    <dc:date>2021-01-12T12:10:05.172661060</dc:date>
    <meta:editing-duration>PT2H34M12S</meta:editing-duration>
    <meta:generator>LibreOffice/6.0.5.2$Linux_X86_64 LibreOffice_project/00m0$Build-2</meta:generator>
    <meta:document-statistic meta:table-count="0" meta:image-count="0" meta:object-count="0" meta:page-count="2" meta:paragraph-count="16" meta:word-count="584" meta:character-count="4871" meta:non-whitespace-character-count="42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